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officeooo:rsid="000f8633" officeooo:paragraph-rsid="000f8633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00df8" officeooo:paragraph-rsid="00100df8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f8633" officeooo:paragraph-rsid="000f863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00df8" officeooo:paragraph-rsid="00100df8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f8633" officeooo:paragraph-rsid="000f8633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6pt" fo:font-weight="bold" officeooo:rsid="000f8633" officeooo:paragraph-rsid="000f8633" style:font-size-asian="5.25pt" style:font-weight-asian="bold" style:font-size-complex="6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">ARCHITECTURE</text:p>
          </table:table-cell>
        </table:table-row>
      </table:table>
      <text:p text:style-name="P3"/>
      <text:p text:style-name="P3"/>
      <text:p text:style-name="P5">COMPOSANTS</text:p>
      <text:p text:style-name="P6"/>
      <text:p text:style-name="P6"/>
      <text:p text:style-name="P2">Swagger</text:p>
      <text:p text:style-name="P2"><text:span text:style-name="T1">Framework permettant le developpement d’api utilisant la technologie REST.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12:21:21.451953125</meta:creation-date>
    <meta:generator>LibreOffice/5.2.7.2$Linux_X86_64 LibreOffice_project/20m0$Build-2</meta:generator>
    <dc:date>2018-08-06T10:25:59.060547409</dc:date>
    <meta:editing-duration>PT24M31S</meta:editing-duration>
    <meta:editing-cycles>3</meta:editing-cycles>
    <meta:document-statistic meta:table-count="1" meta:image-count="0" meta:object-count="0" meta:page-count="1" meta:paragraph-count="4" meta:word-count="12" meta:character-count="103" meta:non-whitespace-character-count="95"/>
  </office:meta>
</office:document-meta>
</file>